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50000003B910CF354108A7061.png" manifest:media-type="image/png"/>
  <manifest:file-entry manifest:full-path="Pictures/10000001000000280000002BE19D1A91C6E68965.png" manifest:media-type="image/png"/>
  <manifest:file-entry manifest:full-path="Pictures/100000010000003300000033CF72E8109BFEDA00.png" manifest:media-type="image/png"/>
  <manifest:file-entry manifest:full-path="Pictures/10000001000000470000003F613CD024A68A1F25.png" manifest:media-type="image/png"/>
  <manifest:file-entry manifest:full-path="Pictures/100000010000003E000000467E4D5AF5CA4AE8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1cm" svg:stroke-color="#000000" draw:marker-start="Concave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1cm" svg:height="1.619cm" svg:x="3.358cm" svg:y="10.939cm">
          <draw:image xlink:href="Pictures/100000010000003E000000467E4D5AF5CA4AE84A.png" xlink:type="simple" xlink:show="embed" xlink:actuate="onLoad" draw:mime-type="image/png">
            <text:p/>
          </draw:image>
        </draw:frame>
        <draw:line draw:style-name="gr2" draw:text-style-name="P1" draw:layer="layout" svg:x1="4.175cm" svg:y1="10.842cm" svg:x2="15.922cm" svg:y2="10.842cm">
          <text:p/>
        </draw:line>
        <draw:custom-shape draw:style-name="gr3" draw:text-style-name="P2" draw:layer="layout" svg:width="0.317cm" svg:height="0.317cm" svg:x="15.683cm" svg:y="10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17cm" svg:height="0.317cm" svg:x="3.969cm" svg:y="10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51cm" svg:height="1.179cm" svg:x="15.135cm" svg:y="11.036cm">
          <draw:image xlink:href="Pictures/100000010000003300000033CF72E8109BFEDA00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137cm" svg:x="9.444cm" svg:y="9.16cm">
          <draw:image xlink:href="Pictures/10000001000000280000002BE19D1A91C6E68965.png" xlink:type="simple" xlink:show="embed" xlink:actuate="onLoad" draw:mime-type="image/png">
            <text:p/>
          </draw:image>
        </draw:frame>
        <draw:line draw:style-name="gr2" draw:text-style-name="P1" draw:layer="layout" svg:x1="15.774cm" svg:y1="8.222cm" svg:x2="15.794cm" svg:y2="10.237cm">
          <text:p/>
        </draw:line>
        <draw:line draw:style-name="gr4" draw:text-style-name="P1" draw:layer="layout" svg:x1="4.054cm" svg:y1="9.703cm" svg:x2="9.322cm" svg:y2="9.708cm">
          <text:p/>
        </draw:line>
        <draw:line draw:style-name="gr2" draw:text-style-name="P1" draw:layer="layout" svg:x1="3.99cm" svg:y1="8.365cm" svg:x2="4.01cm" svg:y2="10.38cm">
          <text:p/>
        </draw:line>
        <draw:line draw:style-name="gr4" draw:text-style-name="P1" draw:layer="layout" svg:x1="15.733cm" svg:y1="9.749cm" svg:x2="10.543cm" svg:y2="9.769cm">
          <text:p/>
        </draw:line>
      </draw:page>
      <draw:page draw:name="page2" draw:style-name="dp1" draw:master-page-name="Default">
        <draw:line draw:style-name="gr2" draw:text-style-name="P1" draw:layer="layout" svg:x1="8.455cm" svg:y1="9.431cm" svg:x2="15.651cm" svg:y2="9.395cm">
          <text:p/>
        </draw:line>
        <draw:custom-shape draw:style-name="gr3" draw:text-style-name="P2" draw:layer="layout" svg:width="0.194cm" svg:height="0.176cm" svg:x="15.505cm" svg:y="9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93cm" svg:height="0.176cm" svg:x="8.36cm" svg:y="9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63cm" svg:height="0.655cm" svg:x="15.183cm" svg:y="9.562cm">
          <draw:image xlink:href="Pictures/100000010000003300000033CF72E8109BFEDA00.png" xlink:type="simple" xlink:show="embed" xlink:actuate="onLoad" draw:mime-type="image/png">
            <text:p/>
          </draw:image>
        </draw:frame>
        <draw:frame draw:style-name="gr1" draw:text-style-name="P1" draw:layer="layout" svg:width="0.645cm" svg:height="0.632cm" svg:x="11.699cm" svg:y="8.461cm">
          <draw:image xlink:href="Pictures/10000001000000280000002BE19D1A91C6E68965.png" xlink:type="simple" xlink:show="embed" xlink:actuate="onLoad" draw:mime-type="image/png">
            <text:p/>
          </draw:image>
        </draw:frame>
        <draw:line draw:style-name="gr2" draw:text-style-name="P1" draw:layer="layout" svg:x1="15.546cm" svg:y1="6.632cm" svg:x2="15.573cm" svg:y2="9.059cm">
          <text:p/>
        </draw:line>
        <draw:line draw:style-name="gr4" draw:text-style-name="P1" draw:layer="layout" svg:x1="8.412cm" svg:y1="8.763cm" svg:x2="11.625cm" svg:y2="8.766cm">
          <text:p/>
        </draw:line>
        <draw:line draw:style-name="gr2" draw:text-style-name="P1" draw:layer="layout" svg:x1="8.373cm" svg:y1="8.019cm" svg:x2="8.385cm" svg:y2="9.138cm">
          <text:p/>
        </draw:line>
        <draw:line draw:style-name="gr4" draw:text-style-name="P1" draw:layer="layout" svg:x1="15.536cm" svg:y1="8.788cm" svg:x2="12.37cm" svg:y2="8.799cm">
          <text:p/>
        </draw:line>
        <draw:frame draw:style-name="gr5" draw:text-style-name="P3" draw:layer="layout" svg:width="0.684cm" svg:height="0.693cm" svg:x="8.139cm" svg:y="9.749cm">
          <draw:image xlink:href="Pictures/10000001000000350000003B910CF354108A706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line draw:style-name="gr2" draw:text-style-name="P1" draw:layer="layout" svg:x1="3.211cm" svg:y1="9.396cm" svg:x2="15.651cm" svg:y2="9.395cm">
          <text:p/>
        </draw:line>
        <draw:custom-shape draw:style-name="gr3" draw:text-style-name="P2" draw:layer="layout" svg:width="0.194cm" svg:height="0.176cm" svg:x="15.505cm" svg:y="9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93cm" svg:height="0.176cm" svg:x="8.36cm" svg:y="9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63cm" svg:height="0.655cm" svg:x="15.183cm" svg:y="9.562cm">
          <draw:image xlink:href="Pictures/100000010000003300000033CF72E8109BFEDA00.png" xlink:type="simple" xlink:show="embed" xlink:actuate="onLoad" draw:mime-type="image/png">
            <text:p/>
          </draw:image>
        </draw:frame>
        <draw:frame draw:style-name="gr1" draw:text-style-name="P1" draw:layer="layout" svg:width="0.645cm" svg:height="0.632cm" svg:x="11.699cm" svg:y="8.461cm">
          <draw:image xlink:href="Pictures/10000001000000280000002BE19D1A91C6E68965.png" xlink:type="simple" xlink:show="embed" xlink:actuate="onLoad" draw:mime-type="image/png">
            <text:p/>
          </draw:image>
        </draw:frame>
        <draw:line draw:style-name="gr2" draw:text-style-name="P1" draw:layer="layout" svg:x1="15.546cm" svg:y1="6.632cm" svg:x2="15.573cm" svg:y2="9.059cm">
          <text:p/>
        </draw:line>
        <draw:line draw:style-name="gr4" draw:text-style-name="P1" draw:layer="layout" svg:x1="8.412cm" svg:y1="8.763cm" svg:x2="11.625cm" svg:y2="8.766cm">
          <text:p/>
        </draw:line>
        <draw:line draw:style-name="gr2" draw:text-style-name="P1" draw:layer="layout" svg:x1="8.373cm" svg:y1="8.019cm" svg:x2="8.385cm" svg:y2="9.138cm">
          <text:p/>
        </draw:line>
        <draw:line draw:style-name="gr4" draw:text-style-name="P1" draw:layer="layout" svg:x1="15.536cm" svg:y1="8.788cm" svg:x2="12.37cm" svg:y2="8.799cm">
          <text:p/>
        </draw:line>
        <draw:frame draw:style-name="gr5" draw:text-style-name="P3" draw:layer="layout" svg:width="0.684cm" svg:height="0.693cm" svg:x="2.883cm" svg:y="9.808cm">
          <draw:image xlink:href="Pictures/10000001000000350000003B910CF354108A7061.png" xlink:type="simple" xlink:show="embed" xlink:actuate="onLoad" draw:mime-type="image/png">
            <text:p/>
          </draw:image>
        </draw:frame>
        <draw:custom-shape draw:style-name="gr3" draw:text-style-name="P2" draw:layer="layout" svg:width="0.193cm" svg:height="0.176cm" svg:x="3.107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81cm" svg:height="0.938cm" svg:x="8.102cm" svg:y="9.671cm">
          <draw:image xlink:href="Pictures/100000010000003E000000467E4D5AF5CA4AE84A.png" xlink:type="simple" xlink:show="embed" xlink:actuate="onLoad" draw:mime-type="image/png">
            <text:p/>
          </draw:image>
        </draw:frame>
        <draw:line draw:style-name="gr2" draw:text-style-name="P1" draw:layer="layout" svg:x1="3.141cm" svg:y1="6.691cm" svg:x2="3.168cm" svg:y2="9.118cm">
          <text:p/>
        </draw:line>
        <draw:frame draw:style-name="gr5" draw:text-style-name="P3" draw:layer="layout" svg:width="0.697cm" svg:height="0.619cm" svg:x="6.998cm" svg:y="6.879cm">
          <draw:image xlink:href="Pictures/10000001000000470000003F613CD024A68A1F25.png" xlink:type="simple" xlink:show="embed" xlink:actuate="onLoad" draw:mime-type="image/png">
            <text:p/>
          </draw:image>
        </draw:frame>
        <draw:line draw:style-name="gr4" draw:text-style-name="P1" draw:layer="layout" svg:x1="3.133cm" svg:y1="7.081cm" svg:x2="6.346cm" svg:y2="7.084cm">
          <text:p/>
        </draw:line>
        <draw:line draw:style-name="gr4" draw:text-style-name="P1" draw:layer="layout" svg:x1="15.559cm" svg:y1="7.126cm" svg:x2="7.961cm" svg:y2="7.12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7T17:52:49.700941557</meta:creation-date>
    <dc:date>2024-03-08T18:23:33.605591903</dc:date>
    <meta:editing-duration>PT13M42S</meta:editing-duration>
    <meta:editing-cycles>2</meta:editing-cycles>
    <meta:generator>LibreOffice/7.3.7.2$Linux_X86_64 LibreOffice_project/30$Build-2</meta:generator>
    <meta:document-statistic meta:object-count="36"/>
  </office:meta>
</office:document-meta>
</file>